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ebo" svg:font-family="Heeb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a1a1a" loext:opacity="100%" style:font-name="Montserrat" fo:font-size="36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3335in" style:contextual-spacing="false" fo:orphans="2" fo:widows="2" fo:text-indent="0in" style:auto-text-indent="false"/>
      <style:text-properties fo:font-variant="normal" fo:text-transform="none" fo:color="#1a1a1a" loext:opacity="100%" style:font-name="Heebo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3335in" style:contextual-spacing="false" fo:orphans="2" fo:widows="2" fo:text-indent="0in" style:auto-text-indent="false"/>
      <style:text-properties fo:font-variant="normal" fo:text-transform="none" fo:color="#1a1a1a" loext:opacity="100%" style:font-name="Heebo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3335in" style:contextual-spacing="false" fo:orphans="2" fo:widows="2" fo:text-indent="0in" style:auto-text-indent="false"/>
      <style:text-properties fo:font-variant="normal" fo:text-transform="none" fo:color="#1a1a1a" loext:opacity="100%" style:font-name="Heebo" fo:font-size="12pt" fo:letter-spacing="normal" fo:font-style="normal" fo:font-weight="normal"/>
    </style:style>
    <style:style style:name="T1" style:family="text">
      <style:text-properties officeooo:rsid="0002d0ec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ivaatsuspoliitika</text:h>
      <text:p text:style-name="P2">Privaatsuspoliitika</text:p>
      <text:p text:style-name="P2">Käesolev privaatsuspoliitika kirjeldab, kuidas Pizzatuba OÜ (edaspidi Pizzatuba)<text:line-break/>kogub, kasutab ja kaitseb veebilehe pizzatuba.ee külastajate isikuandmeid.</text:p>
      <text:list text:style-name="L1">
        <text:list-item>
          <text:p text:style-name="P3">Isikuandmete kogumine<text:line-break/>Pizzatuba kogub isikuandmeid ainult juhul, kui külastaja võtab meiega ise<text:line-break/>ühendust e-posti või telefoni teel. Sellisel juhul võib kogutavaks<text:line-break/>teabeks olla nimi, e-posti aadress või telefoninumber.</text:p>
        </text:list-item>
        <text:list-item>
          <text:p text:style-name="P4">Isikuandmete kasutamine<text:line-break/>Kogutud isikuandmeid kasutatakse ainult suhtlemiseks, päringutele vastamiseks<text:line-break/>ja teenusega seotud küsimuste lahendamiseks. Pizzatuba ei kasuta isikuandmeid<text:line-break/>turunduslikel eesmärkidel ega edasta neid kolmandatele isikutele.</text:p>
        </text:list-item>
        <text:list-item>
          <text:p text:style-name="P4">Küpsised<text:line-break/>Veebileht pizzatuba.ee kasutab ainult tehnilisi küpsiseid, mis on vajalikud<text:line-break/>lehe korrektseks toimimiseks. Pizzatuba ei kasuta sihitud reklaami ega<text:line-break/>kolmandate osapoolte jälgimisküpsiseid.</text:p>
        </text:list-item>
        <text:list-item>
          <text:p text:style-name="P4">Andmete säilitamine ja turvalisus<text:line-break/>Isikuandmeid säilitatakse ainult nii kaua, kui see on vajalik suhtlemiseks<text:line-break/>või seadusest tulenevate kohustuste täitmiseks. Rakendame mõistlikke<text:line-break/>turvameetmeid isikuandmete kaitsmiseks.</text:p>
        </text:list-item>
        <text:list-item>
          <text:p text:style-name="P4">Külastaja õigused<text:line-break/>Külastajal on õigus küsida teavet enda kohta kogutud isikuandmete kohta<text:line-break/>ning taotleda nende parandamist või kustutamist. Selleks palume võtta<text:line-break/>meiega ühendust alltoodud kontaktidel.</text:p>
        </text:list-item>
        <text:list-item>
          <text:p text:style-name="P4">Kontakt<text:line-break/>Privaatsusega seotud küsimuste korral palume võtta ühendust:</text:p>
        </text:list-item>
      </text:list>
      <text:p text:style-name="P2"><text:soft-page-break/>Pizzatuba OÜ<text:line-break/>E-post: info@pizzatuba.ee<text:line-break/>Telefon: +3<text:span text:style-name="T1">7256359465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ebo" svg:font-family="Heeb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8:49:42.766760076</meta:creation-date>
    <dc:date>2026-01-22T18:51:00.958907944</dc:date>
    <meta:editing-duration>PT1M27S</meta:editing-duration>
    <meta:editing-cycles>1</meta:editing-cycles>
    <meta:document-statistic meta:table-count="0" meta:image-count="0" meta:object-count="0" meta:page-count="2" meta:paragraph-count="10" meta:word-count="162" meta:character-count="1405" meta:non-whitespace-character-count="1259"/>
    <meta:generator>LibreOffice/24.2.7.2$Linux_X86_64 LibreOffice_project/420$Build-2</meta:generator>
  </office:meta>
</office:document-meta>
</file>